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1.06mm" fo:break-before="auto" style:use-optimal-row-height="true"/>
    </style:style>
    <style:style style:name="ro2" style:family="table-row">
      <style:table-row-properties style:row-height="38.17mm" fo:break-before="auto" style:use-optimal-row-height="true"/>
    </style:style>
    <style:style style:name="ro3" style:family="table-row">
      <style:table-row-properties style:row-height="14.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62mm" fo:break-before="auto" style:use-optimal-row-height="tru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48.44mm" fo:break-before="auto" style:use-optimal-row-height="true"/>
    </style:style>
    <style:style style:name="ro8" style:family="table-row">
      <style:table-row-properties style:row-height="31.33mm" fo:break-before="auto" style:use-optimal-row-height="true"/>
    </style:style>
    <style:style style:name="ro9" style:family="table-row">
      <style:table-row-properties style:row-height="51.86mm" fo:break-before="auto" style:use-optimal-row-height="true"/>
    </style:style>
    <style:style style:name="ro10" style:family="table-row">
      <style:table-row-properties style:row-height="24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a xlink:href="https://en.dict.naver.com/#/entry/enko/868a61299d614cad9259e0e9c3018e79" xlink:type="simple">ap·pre·hen·sion</text:a> </text:p>
          </table:table-cell>
          <table:table-cell office:value-type="string" calcext:value-type="string">
            <text:p>[ˌæprɪˈhenʃ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우려, 불안<text:line-break/>There is growing apprehension that fighting will begin again.<text:line-break/><text:line-break/>전투가 다시 시작될 것이라는 우려가 커지고 있다.<text:line-break/><text:line-break/>2.명사 체포</text:p>
          </table:table-cell>
        </table:table-row>
        <table:table-row table:style-name="ro2">
          <table:table-cell office:value-type="string" calcext:value-type="string">
            <text:p><text:a xlink:href="https://en.dict.naver.com/#/entry/enko/a3e48d02a1b0400e801ffd6a602e3235" xlink:type="simple">whip</text:a> </text:p>
          </table:table-cell>
          <table:table-cell office:value-type="string" calcext:value-type="string">
            <text:p>[wɪp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채찍<text:line-break/>He cracked his whip and the horse leapt forward.<text:line-break/><text:line-break/>그가 채찍을 찰싹 갈기자 말이 앞으로 풀쩍 뛰었다.<text:line-break/><text:line-break/>2.명사 (정당의) 원내 총무<text:line-break/>the chief whip<text:line-break/><text:line-break/>제1원내 총무<text:line-break/><text:line-break/>3.명사 (특정 쟁점에 대해 당원들에게 보내는) 표결 안내문[지시문]</text:p>
          </table:table-cell>
        </table:table-row>
        <table:table-row table:style-name="ro2">
          <table:table-cell office:value-type="string" calcext:value-type="string">
            <text:p><text:a xlink:href="https://en.dict.naver.com/#/entry/enko/a857f30322d346c78c61573afd86b031" xlink:type="simple">wind-up</text:a> </text:p>
          </table:table-cell>
          <table:table-cell office:value-type="string" calcext:value-type="string">
            <text:p>[ˈwaɪnd ʌp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열쇠손잡이 등을) 돌리게[감게] 되어 있는, 태엽을 돌려 작동하는<text:line-break/>an old-fashioned wind-up gramophone<text:line-break/><text:line-break/>태엽을 돌려 작동하는 구식 축음기<text:line-break/><text:line-break/>2.형용사 마무리를 짓기 위한<text:line-break/>a wind-up speech<text:line-break/><text:line-break/>마무리 연설<text:line-break/><text:line-break/>3.명사 약올리기, 약을 올리는 말[행동]</text:p>
          </table:table-cell>
        </table:table-row>
        <table:table-row table:style-name="ro3">
          <table:table-cell office:value-type="string" calcext:value-type="string">
            <text:p><text:a xlink:href="https://en.dict.naver.com/#/entry/enko/e9d032d572d34442ac9e72fa54396621" xlink:type="simple">cheque</text:a> </text:p>
          </table:table-cell>
          <table:table-cell office:value-type="string" calcext:value-type="string">
            <text:p>[tʃek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수표<text:line-break/>a cheque for £50<text:line-break/><text:line-break/>50파운드짜리 수표</text:p>
          </table:table-cell>
        </table:table-row>
        <table:table-row table:style-name="ro3">
          <table:table-cell office:value-type="string" calcext:value-type="string">
            <text:p><text:a xlink:href="https://en.dict.naver.com/#/entry/enko/67ee2daf0286410687e943997d9aef20" xlink:type="simple">as though[as if]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마치 …인 것처럼<text:line-break/>People speak of him as though he was something special. In actual fact, he was a very bad reader.<text:line-break/><text:line-break/>사람들은 그가 마치 특별한 사람이라도 되는 양 말한다. 사실, 그는 아주 형편없는 독자였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efa4a02a3e7e4fa699d1d7a528de0e14" xlink:type="simple">gaping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형용사 입을 크게 벌린, 크게 갈라진</text:p>
          </table:table-cell>
        </table:table-row>
        <table:table-row table:style-name="ro5">
          <table:table-cell office:value-type="string" calcext:value-type="string">
            <text:p><text:a xlink:href="https://en.dict.naver.com/#/entry/enko/dac197548e2046d08351b5ecda809a19" xlink:type="simple">gape</text:a> </text:p>
          </table:table-cell>
          <table:table-cell office:value-type="string" calcext:value-type="string">
            <text:p>[ɡeɪp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놀라서) 입을 딱 벌리고 바라보다<text:line-break/>2.동사 떡 벌어져 있다[벌어지다]<text:line-break/>a gaping hole/mouth/wound<text:line-break/><text:line-break/>떡 벌어진 구멍/입/상처</text:p>
          </table:table-cell>
        </table:table-row>
        <table:table-row table:style-name="ro6">
          <table:table-cell office:value-type="string" calcext:value-type="string">
            <text:p><text:a xlink:href="https://en.dict.naver.com/#/entry/enko/875259df81af463aa64dfe0d77f76e59" xlink:type="simple">mis·er·a·bly</text:a> </text:p>
          </table:table-cell>
          <table:table-cell office:value-type="string" calcext:value-type="string">
            <text:p>[mízərəbl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부사 비참하게, 불쌍하게; 초라하게<text:line-break/>2.부사 비참할 만큼; 형편없이, 지독히</text:p>
          </table:table-cell>
        </table:table-row>
        <table:table-row table:style-name="ro3">
          <table:table-cell office:value-type="string" calcext:value-type="string">
            <text:p><text:a xlink:href="https://en.dict.naver.com/#/entry/enko/969bcf802ad64a34a88a1d9d8e14f1ff" xlink:type="simple">recap</text:a> </text:p>
          </table:table-cell>
          <table:table-cell office:value-type="string" calcext:value-type="string">
            <text:p>[ˈriːkæp] </text:p>
          </table:table-cell>
          <table:table-cell office:value-type="string" calcext:value-type="string">
            <text:p>:</text:p>
          </table:table-cell>
          <table:table-cell office:value-type="string" office:string-value="1.동사&#10;Let me just recap on what we’ve decided so far.&#10;&#10;지금까지 우리가 결정한 내용의 개요를 말씀드리겠습니다." calcext:value-type="string">
            <text:p>1.동사</text:p>
            <text:p>Let me just recap on what we’ve decided so far.</text:p>
            <text:p/>
            <text:p>지금까지 우리가 결정한 내용의 개요를 말씀드리겠습니다.</text:p>
          </table:table-cell>
        </table:table-row>
        <table:table-row table:style-name="ro6">
          <table:table-cell office:value-type="string" calcext:value-type="string">
            <text:p><text:a xlink:href="https://en.dict.naver.com/#/entry/enko/14f6d8423b6e4081afe350c692c47a15" xlink:type="simple">re·cap·itu·late</text:a> </text:p>
          </table:table-cell>
          <table:table-cell office:value-type="string" calcext:value-type="string">
            <text:p>[ˌriːkəˈpɪtʃuleɪ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동사 (이미 한 말·결정 사항 등의) 개요를 말하다</text:p>
          </table:table-cell>
        </table:table-row>
        <table:table-row table:style-name="ro7">
          <table:table-cell table:style-name="Default" office:value-type="string" calcext:value-type="string">
            <text:p>sight</text:p>
          </table:table-cell>
          <table:table-cell office:value-type="string" calcext:value-type="string">
            <text:p>[saɪt] </text:p>
          </table:table-cell>
          <table:table-cell office:value-type="string" calcext:value-type="string">
            <text:p>:</text:p>
          </table:table-cell>
          <table:table-cell office:value-type="string" office:string-value="1.명사 시력&#10;to lose your sight&#10;&#10;시력을 잃다[앞을 못 보게 되다]&#10;&#10;2.명사 보기, 봄&#10;After ten days at sea, we had our first sight of land.&#10;&#10;바다에서 열흘을 보낸 후 우리는 육지를 처음으로 보았다.&#10;&#10;3.명사 눈(으로 볼 수 있는 범위), 시야, 시계&#10;There was no one in sight.&#10;&#10;(그 어디를 봐도) 아무도 눈에 띄지 않았다." calcext:value-type="string">
            <text:p>1.명사 시력</text:p>
            <text:p>to lose your sight</text:p>
            <text:p/>
            <text:p>시력을 잃다[앞을 못 보게 되다]</text:p>
            <text:p/>
            <text:p>2.명사 보기, 봄</text:p>
            <text:p>After ten days at sea, we had our first sight of land.</text:p>
            <text:p/>
            <text:p>바다에서 열흘을 보낸 후 우리는 육지를 처음으로 보았다.</text:p>
            <text:p/>
            <text:p>3.명사 눈(으로 볼 수 있는 범위), 시야, 시계</text:p>
            <text:p>There was no one in sight.</text:p>
            <text:p/>
            <text:p>(그 어디를 봐도) 아무도 눈에 띄지 않았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4620fd453a3f4a8586d7c5e7711c6212" xlink:type="simple">décor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명사 실내장식, 인테리어</text:p>
          </table:table-cell>
        </table:table-row>
        <table:table-row table:style-name="ro8">
          <table:table-cell office:value-type="string" calcext:value-type="string">
            <text:p><text:a xlink:href="https://en.dict.naver.com/#/entry/enko/8efe95554dc7419eb44d8d94ce6b610b" xlink:type="simple">in·se·cure</text:a> </text:p>
          </table:table-cell>
          <table:table-cell office:value-type="string" calcext:value-type="string">
            <text:p>[|ɪnsɪ|kjʊr] </text:p>
          </table:table-cell>
          <table:table-cell office:value-type="string" calcext:value-type="string">
            <text:p>:</text:p>
          </table:table-cell>
          <table:table-cell office:value-type="string" office:string-value="1.형용사 (자기 자신에 대해서나 다른 사람과의 관계에 대해) 자신이 없는&#10;He’s very insecure about his appearance.&#10;&#10;그는 자기 외모에 대해 몹시 자신이 없다.&#10;&#10;2.형용사 불안정한, 안전하지 못한&#10;Jobs nowadays are much more insecure than they were ten years ago.&#10;&#10;오늘날에는 일자리가 십년 전보다 훨씬 더 불안정하다." calcext:value-type="string">
            <text:p>1.형용사 (자기 자신에 대해서나 다른 사람과의 관계에 대해) 자신이 없는</text:p>
            <text:p>He’s very insecure about his appearance.</text:p>
            <text:p/>
            <text:p>그는 자기 외모에 대해 몹시 자신이 없다.</text:p>
            <text:p/>
            <text:p>2.형용사 불안정한, 안전하지 못한</text:p>
            <text:p>Jobs nowadays are much more insecure than they were ten years ago.</text:p>
            <text:p/>
            <text:p>오늘날에는 일자리가 십년 전보다 훨씬 더 불안정하다.</text:p>
          </table:table-cell>
        </table:table-row>
        <table:table-row table:style-name="ro7">
          <table:table-cell office:value-type="string" calcext:value-type="string">
            <text:p><text:a xlink:href="https://en.dict.naver.com/#/entry/enko/ffd0eccf78224d04a9b6f44da899dcee" xlink:type="simple">col·our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명사 색(깔), 빛깔&#10;What’s your favourite colour?&#10;&#10;네가 좋아하는 색은 뭐니?&#10;&#10;2.명사 총천연색의, 컬러의&#10;a colour TV&#10;&#10;컬러 TV&#10;&#10;3.명사 (얼굴의) 핏기, 혈색; 홍조&#10;The fresh air brought colour to their cheeks.&#10;&#10;신선한 공기를 쐬자 그들의 얼굴에 혈색이 돌았다." calcext:value-type="string">
            <text:p>1.명사 색(깔), 빛깔</text:p>
            <text:p>What’s your favourite colour?</text:p>
            <text:p/>
            <text:p>네가 좋아하는 색은 뭐니?</text:p>
            <text:p/>
            <text:p>2.명사 총천연색의, 컬러의</text:p>
            <text:p>a colour TV</text:p>
            <text:p/>
            <text:p>컬러 TV</text:p>
            <text:p/>
            <text:p>3.명사 (얼굴의) 핏기, 혈색; 홍조</text:p>
            <text:p>The fresh air brought colour to their cheeks.</text:p>
            <text:p/>
            <text:p>신선한 공기를 쐬자 그들의 얼굴에 혈색이 돌았다.</text:p>
          </table:table-cell>
        </table:table-row>
        <table:table-row table:style-name="ro9">
          <table:table-cell office:value-type="string" calcext:value-type="string">
            <text:p><text:a xlink:href="https://en.dict.naver.com/#/entry/enko/401cd39722724d398d078c17f2e9f1f4" xlink:type="simple">fussy</text:a> </text:p>
          </table:table-cell>
          <table:table-cell office:value-type="string" calcext:value-type="string">
            <text:p>[ˈfʌsi] </text:p>
          </table:table-cell>
          <table:table-cell office:value-type="string" calcext:value-type="string">
            <text:p>:</text:p>
          </table:table-cell>
          <table:table-cell office:value-type="string" office:string-value="1.형용사 (특히 별 중요하지 않은 것에) 안달복달하는[까다로운/야단스런]&#10;fussy parents&#10;&#10;노심초사하는 부모&#10;&#10;2.형용사 신경질적인&#10;a fussy manner&#10;&#10;신경질적인 태도&#10;&#10;3.형용사 지나치게 장식이 많은[복잡한]&#10;The costume designs are too fussy.&#10;&#10;그 복식 디자인은 너무 복잡하다.&#10;" calcext:value-type="string">
            <text:p>1.형용사 (특히 별 중요하지 않은 것에) 안달복달하는[까다로운/야단스런]</text:p>
            <text:p>fussy parents</text:p>
            <text:p/>
            <text:p>노심초사하는 부모</text:p>
            <text:p/>
            <text:p>2.형용사 신경질적인</text:p>
            <text:p>a fussy manner</text:p>
            <text:p/>
            <text:p>신경질적인 태도</text:p>
            <text:p/>
            <text:p>3.형용사 지나치게 장식이 많은[복잡한]</text:p>
            <text:p>The costume designs are too fussy.</text:p>
            <text:p/>
            <text:p>그 복식 디자인은 너무 복잡하다.</text:p>
            <text:p/>
          </table:table-cell>
        </table:table-row>
        <table:table-row table:style-name="ro7">
          <table:table-cell office:value-type="string" calcext:value-type="string">
            <text:p><text:a xlink:href="https://en.dict.naver.com/#/entry/enko/50cd5857597d425b968e2b85abeb325e" xlink:type="simple">re·mark</text:a> </text:p>
          </table:table-cell>
          <table:table-cell office:value-type="string" calcext:value-type="string">
            <text:p>[rɪ|mɑːrk] </text:p>
          </table:table-cell>
          <table:table-cell office:value-type="string" calcext:value-type="string">
            <text:p>:</text:p>
          </table:table-cell>
          <table:table-cell office:value-type="string" office:string-value="1.명사 (말이나 글로 의견생각 등을 표하는) 발언[말/논평/언급]&#10;to make a remark&#10;&#10;발언을 하다&#10;&#10;2.명사 주목(할 만함)&#10;The exhibition contains nothing that is worthy of remark.&#10;&#10;그 전시회에는 주목할 만한 가치가 있는 것이 아무 것도 없다.&#10;&#10;3.동사 (말이나 글로 의견생각 등을) 언급[말/논평/발언]하다&#10;The judges remarked on the high standard of entries for the competition.&#10;&#10;심사위원들이 그 대회 참가자[참가작]들의 높은 수준에 대해 언급했다" calcext:value-type="string">
            <text:p>1.명사 (말이나 글로 의견생각 등을 표하는) 발언[말/논평/언급]</text:p>
            <text:p>to make a remark</text:p>
            <text:p/>
            <text:p>발언을 하다</text:p>
            <text:p/>
            <text:p>2.명사 주목(할 만함)</text:p>
            <text:p>The exhibition contains nothing that is worthy of remark.</text:p>
            <text:p/>
            <text:p>그 전시회에는 주목할 만한 가치가 있는 것이 아무 것도 없다.</text:p>
            <text:p/>
            <text:p>3.동사 (말이나 글로 의견생각 등을) 언급[말/논평/발언]하다</text:p>
            <text:p>The judges remarked on the high standard of entries for the competition.</text:p>
            <text:p/>
            <text:p>심사위원들이 그 대회 참가자[참가작]들의 높은 수준에 대해 언급했다</text:p>
          </table:table-cell>
        </table:table-row>
        <table:table-row table:style-name="ro10">
          <table:table-cell office:value-type="string" calcext:value-type="string">
            <text:p><text:a xlink:href="https://en.dict.naver.com/#/entry/enko/f7f42e308f9747d0aebe241a99b1ea2c" xlink:type="simple">puz·zle</text:a> </text:p>
          </table:table-cell>
          <table:table-cell office:value-type="string" calcext:value-type="string">
            <text:p>[ˈpʌzl] </text:p>
          </table:table-cell>
          <table:table-cell office:value-type="string" calcext:value-type="string">
            <text:p>:</text:p>
          </table:table-cell>
          <table:table-cell office:value-type="string" office:string-value="1.명사 퍼즐, (머리를 써서) 알아맞히기&#10;a crossword puzzle&#10;&#10;십자말풀이&#10;&#10;2.명사&#10;3.명사 (이해설명하기 힘든) 수수께끼[미스터리]" calcext:value-type="string">
            <text:p>1.명사 퍼즐, (머리를 써서) 알아맞히기</text:p>
            <text:p>a crossword puzzle</text:p>
            <text:p/>
            <text:p>십자말풀이</text:p>
            <text:p/>
            <text:p>2.명사</text:p>
            <text:p>3.명사 (이해설명하기 힘든) 수수께끼[미스터리]</text:p>
          </table:table-cell>
        </table:table-row>
        <table:table-row table:style-name="ro9">
          <table:table-cell office:value-type="string" calcext:value-type="string">
            <text:p><text:a xlink:href="https://en.dict.naver.com/#/entry/enko/b975239cff644241ba8dbdeeb5466a3b" xlink:type="simple">ad·dress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명사 주소&#10;What’s your name and address?&#10;&#10;성함과 주소가 어떻게 되세요?&#10;&#10;2.명사 (인터넷상의) 주소, 어드레스&#10;What’s your email address?&#10;&#10;이메일 주소가 어떻게 되세요?&#10;&#10;3.명사 연설&#10;tonight’s televised presidential address&#10;&#10;오늘밤에 있을 대통령의 텔레비전 연설&#10;" calcext:value-type="string">
            <text:p>1.명사 주소</text:p>
            <text:p>What’s your name and address?</text:p>
            <text:p/>
            <text:p>성함과 주소가 어떻게 되세요?</text:p>
            <text:p/>
            <text:p>2.명사 (인터넷상의) 주소, 어드레스</text:p>
            <text:p>What’s your email address?</text:p>
            <text:p/>
            <text:p>이메일 주소가 어떻게 되세요?</text:p>
            <text:p/>
            <text:p>3.명사 연설</text:p>
            <text:p>tonight’s televised presidential address</text:p>
            <text:p/>
            <text:p>오늘밤에 있을 대통령의 텔레비전 연설</text:p>
            <text:p/>
          </table:table-cell>
        </table:table-row>
        <table:table-row table:style-name="ro4">
          <table:table-cell office:value-type="string" calcext:value-type="string">
            <text:p><text:a xlink:href="https://en.dict.naver.com/#/entry/enko/53694825b4394db09de264292f9f7da9" xlink:type="simple">usurp</text:a> </text:p>
          </table:table-cell>
          <table:table-cell office:value-type="string" calcext:value-type="string">
            <text:p>[juː|zɜːrp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동사 (왕좌·권좌 등을) 빼앗다[찬탈하다]</text:p>
          </table:table-cell>
        </table:table-row>
        <table:table-row table:style-name="ro7">
          <table:table-cell office:value-type="string" calcext:value-type="string">
            <text:p><text:a xlink:href="https://en.dict.naver.com/#/entry/enko/9bcee87be2b94c3f9a2b9db2d9bd6b42" xlink:type="simple">par·lia·ment</text:a> </text:p>
          </table:table-cell>
          <table:table-cell office:value-type="string" calcext:value-type="string">
            <text:p>[|pɑːrləmənt] </text:p>
          </table:table-cell>
          <table:table-cell office:value-type="string" calcext:value-type="string">
            <text:p>:</text:p>
          </table:table-cell>
          <table:table-cell office:value-type="string" office:string-value="1.명사 의회, 국회&#10;The German parliament is called the ‘Bundestag’.&#10;&#10;독일 의회는 Bundestag이라고 불린다.&#10;&#10;2.명사 (영국) 의회(상원(the House of Lords)과 하원(the House of Commons)으로 구성됨)&#10;a Member of Parliament&#10;&#10;영국 의회 의원&#10;&#10;3.명사 의회[국회](의 회기); (제 …대 임기의) 의회[국회]&#10;We are now into the second half of the parliament.&#10;&#10;우리는 이제 이번 임기 의회의 후반기에 접어들고 있다." calcext:value-type="string">
            <text:p>1.명사 의회, 국회</text:p>
            <text:p>The German parliament is called the ‘Bundestag’.</text:p>
            <text:p/>
            <text:p>독일 의회는 Bundestag이라고 불린다.</text:p>
            <text:p/>
            <text:p>2.명사 (영국) 의회(상원(the House of Lords)과 하원(the House of Commons)으로 구성됨)</text:p>
            <text:p>a Member of Parliament</text:p>
            <text:p/>
            <text:p>영국 의회 의원</text:p>
            <text:p/>
            <text:p>3.명사 의회[국회](의 회기); (제 …대 임기의) 의회[국회]</text:p>
            <text:p>We are now into the second half of the parliament.</text:p>
            <text:p/>
            <text:p>우리는 이제 이번 임기 의회의 후반기에 접어들고 있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0317584f111c487e99251569543cf5d7" xlink:type="simple">border on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…에 접하다, 거의 …에 달하다</text:p>
          </table:table-cell>
        </table:table-row>
        <table:table-row table:style-name="ro8">
          <table:table-cell office:value-type="string" calcext:value-type="string">
            <text:p><text:a xlink:href="https://en.dict.naver.com/#/entry/enko/5d1b285ff24d4171b8c0eb43560db169" xlink:type="simple">gala</text:a> </text:p>
          </table:table-cell>
          <table:table-cell office:value-type="string" calcext:value-type="string">
            <text:p>[ˈɡeɪlə] </text:p>
          </table:table-cell>
          <table:table-cell office:value-type="string" calcext:value-type="string">
            <text:p>:</text:p>
          </table:table-cell>
          <table:table-cell office:value-type="string" office:string-value="1.명사 경축 행사&#10;a charity gala&#10;&#10;자선 행사&#10;&#10;2.명사 운동 경기[대회](특히 수영)&#10;a swimming gala&#10;&#10;수영 대회" calcext:value-type="string">
            <text:p>1.명사 경축 행사</text:p>
            <text:p>a charity gala</text:p>
            <text:p/>
            <text:p>자선 행사</text:p>
            <text:p/>
            <text:p>2.명사 운동 경기[대회](특히 수영)</text:p>
            <text:p>a swimming gala</text:p>
            <text:p/>
            <text:p>수영 대회</text:p>
          </table:table-cell>
        </table:table-row>
        <table:table-row table:style-name="ro9">
          <table:table-cell office:value-type="string" calcext:value-type="string">
            <text:p><text:a xlink:href="https://en.dict.naver.com/#/entry/enko/d42df3e87e474b298db526bc37240ba9" xlink:type="simple">char·ity</text:a> </text:p>
          </table:table-cell>
          <table:table-cell office:value-type="string" calcext:value-type="string">
            <text:p>[ˈtʃærəti] </text:p>
          </table:table-cell>
          <table:table-cell office:value-type="string" calcext:value-type="string">
            <text:p>:</text:p>
          </table:table-cell>
          <table:table-cell office:value-type="string" office:string-value="1.명사 자선[구호] 단체&#10;Many charities sent money to help the victims of the famine.&#10;&#10;그 기근의 희생자들을 돕기 위해 많은 구호 단체들이 구호금을 보냈다.&#10;&#10;2.명사 자선&#10;Most of the runners in the London Marathon are raising money for charity.&#10;&#10;런던 마라톤에서 뛰는 주자들은 대부분이 자선기금을 모금하고 있는 것이다.&#10;&#10;3.명사 너그러움, 관용&#10;Her article showed no charity towards her former friends.&#10;&#10;그녀의 글은 이전의 친구들에 대해 조금도 관용을 보이지 않았다.&#10;" calcext:value-type="string">
            <text:p>1.명사 자선[구호] 단체</text:p>
            <text:p>Many charities sent money to help the victims of the famine.</text:p>
            <text:p/>
            <text:p>그 기근의 희생자들을 돕기 위해 많은 구호 단체들이 구호금을 보냈다.</text:p>
            <text:p/>
            <text:p>2.명사 자선</text:p>
            <text:p>Most of the runners in the London Marathon are raising money for charity.</text:p>
            <text:p/>
            <text:p>런던 마라톤에서 뛰는 주자들은 대부분이 자선기금을 모금하고 있는 것이다.</text:p>
            <text:p/>
            <text:p>3.명사 너그러움, 관용</text:p>
            <text:p>Her article showed no charity towards her former friends.</text:p>
            <text:p/>
            <text:p>그녀의 글은 이전의 친구들에 대해 조금도 관용을 보이지 않았다.</text:p>
            <text:p/>
          </table:table-cell>
        </table:table-row>
        <table:table-row table:style-name="ro2">
          <table:table-cell office:value-type="string" calcext:value-type="string">
            <text:p><text:a xlink:href="https://en.dict.naver.com/#/entry/enko/3e42b4d621c0423298736f75f09aafa1" xlink:type="simple">ma·jor·ity</text:a> </text:p>
          </table:table-cell>
          <table:table-cell office:value-type="string" calcext:value-type="string">
            <text:p>[mə|dʒɔːrəti; mə|dʒɑːrəti] </text:p>
          </table:table-cell>
          <table:table-cell office:value-type="string" calcext:value-type="string">
            <text:p>:</text:p>
          </table:table-cell>
          <table:table-cell office:value-type="string" office:string-value="1.명사 (특정 집단 내에서) 가장 많은 수[다수]&#10;The majority of people interviewed prefer TV to radio.&#10;&#10;인터뷰에 응한 사람들 다수가 라디오보다 TV를 선호했다.&#10;&#10;2.명사 (선거·투표에서 이긴 측과 진 측 간의) 득표 차[(표) 차이]&#10;She was elected by/with a majority of 749.&#10;&#10;그녀는 749표 차이로 당선되었다.&#10;&#10;3.명사 &lt;당선자의 득표수와 다른 후보자들이 얻은 총 득표수 간의 차이&gt;" calcext:value-type="string">
            <text:p>1.명사 (특정 집단 내에서) 가장 많은 수[다수]</text:p>
            <text:p>The majority of people interviewed prefer TV to radio.</text:p>
            <text:p/>
            <text:p>인터뷰에 응한 사람들 다수가 라디오보다 TV를 선호했다.</text:p>
            <text:p/>
            <text:p>2.명사 (선거·투표에서 이긴 측과 진 측 간의) 득표 차[(표) 차이]</text:p>
            <text:p>She was elected by/with a majority of 749.</text:p>
            <text:p/>
            <text:p>그녀는 749표 차이로 당선되었다.</text:p>
            <text:p/>
            <text:p>3.명사 &lt;당선자의 득표수와 다른 후보자들이 얻은 총 득표수 간의 차이&gt;</text:p>
          </table:table-cell>
        </table:table-row>
        <table:table-row table:style-name="ro7">
          <table:table-cell office:value-type="string" calcext:value-type="string">
            <text:p><text:a xlink:href="https://en.dict.naver.com/#/entry/enko/9c784ab59eed4877a768a04d3bab1089" xlink:type="simple">ques·tion</text:a> </text:p>
          </table:table-cell>
          <table:table-cell office:value-type="string" calcext:value-type="string">
            <text:p>[ˈkwestʃən] </text:p>
          </table:table-cell>
          <table:table-cell office:value-type="string" calcext:value-type="string">
            <text:p>:</text:p>
          </table:table-cell>
          <table:table-cell office:value-type="string" office:string-value="1.명사 질문, 의문; (시험 등에서의) 문제&#10;to ask/answer a question&#10;&#10;질문을 하다/질문에 답하다&#10;&#10;2.명사 (논의처리해야 할) 문제&#10;Let’s look at the question of security.&#10;&#10;보안 문제를 살펴보기로 하죠.&#10;&#10;3.명사 의심, 의문&#10;Her honesty is beyond question.&#10;&#10;그녀의 정직성은 의심의 여지가 없다." calcext:value-type="string">
            <text:p>1.명사 질문, 의문; (시험 등에서의) 문제</text:p>
            <text:p>to ask/answer a question</text:p>
            <text:p/>
            <text:p>질문을 하다/질문에 답하다</text:p>
            <text:p/>
            <text:p>2.명사 (논의처리해야 할) 문제</text:p>
            <text:p>Let’s look at the question of security.</text:p>
            <text:p/>
            <text:p>보안 문제를 살펴보기로 하죠.</text:p>
            <text:p/>
            <text:p>3.명사 의심, 의문</text:p>
            <text:p>Her honesty is beyond question.</text:p>
            <text:p/>
            <text:p>그녀의 정직성은 의심의 여지가 없다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00/00/00</text:date>, <text:time style:data-style-name="N2" text:time-value="20:29:38.111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8:08:02.559000000</meta:creation-date>
    <dc:date>2021-02-14T20:34:06.070000000</dc:date>
    <meta:editing-duration>PT7M3S</meta:editing-duration>
    <meta:editing-cycles>15</meta:editing-cycles>
    <meta:generator>Ultra_Office/6.2.3.2$Windows_x86 LibreOffice_project/</meta:generator>
    <meta:document-statistic meta:table-count="1" meta:cell-count="94" meta:object-count="0"/>
  </office:meta>
</office:document-meta>
</file>